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6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officeooo:paragraph-rsid="0017e87a"/>
    </style:style>
    <style:style style:name="P5" style:family="paragraph" style:parent-style-name="Text_20_body" style:list-style-name="L2">
      <style:text-properties officeooo:rsid="0014a82c" officeooo:paragraph-rsid="0014a82c"/>
    </style:style>
    <style:style style:name="P6" style:family="paragraph" style:parent-style-name="Text_20_body" style:list-style-name="L2">
      <style:text-properties officeooo:rsid="0015a082" officeooo:paragraph-rsid="0015a082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T1" style:family="text">
      <style:text-properties officeooo:rsid="0014a82c"/>
    </style:style>
    <style:style style:name="T2" style:family="text">
      <style:text-properties officeooo:rsid="0015a082"/>
    </style:style>
    <style:style style:name="T3" style:family="text">
      <style:text-properties officeooo:rsid="0016f86a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16f86a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c9211e" loext:opacity="100%" fo:font-weight="bold" officeooo:rsid="0016f86a" style:font-weight-asian="bold" style:font-weight-complex="bold"/>
    </style:style>
    <style:style style:name="T8" style:family="text">
      <style:text-properties fo:color="#c9211e" loext:opacity="100%" fo:font-weight="bold" officeooo:rsid="0014a82c" style:font-weight-asian="bold" style:font-weight-complex="bold"/>
    </style:style>
    <style:style style:name="T9" style:family="text">
      <style:text-properties fo:color="#c9211e" loext:opacity="100%" officeooo:rsid="0014a82c"/>
    </style:style>
    <style:style style:name="T10" style:family="text">
      <style:text-properties fo:color="#c9211e" loext:opacity="100%" fo:font-weight="normal" style:font-weight-asian="normal" style:font-weight-complex="normal"/>
    </style:style>
    <style:style style:name="T11" style:family="text">
      <style:text-properties fo:color="#c9211e" loext:opacity="100%" fo:font-weight="normal" officeooo:rsid="0014a82c" style:font-weight-asian="normal" style:font-weight-complex="normal"/>
    </style:style>
    <style:style style:name="T12" style:family="text">
      <style:text-properties officeooo:rsid="0017e87a"/>
    </style:style>
    <style:style style:name="T13" style:family="text">
      <style:text-properties officeooo:rsid="0019ae54"/>
    </style:style>
    <style:style style:name="T14" style:family="text">
      <style:text-properties officeooo:rsid="001b9e59"/>
    </style:style>
    <style:style style:name="T15" style:family="text">
      <style:text-properties officeooo:rsid="001e0d7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space-before="0.2961in" text:min-label-width="0.1965in"/>
        <style:text-properties style:font-name="OpenSymbol"/>
      </text:list-level-style-bullet>
      <text:list-level-style-bullet text:level="2" text:style-name="Bullet_20_Symbols" text:bullet-char="✗">
        <style:list-level-properties text:space-before="0.7882in" text:min-label-width="0.1965in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2" text:outline-level="2">🌿 Laboratorio – La vida: Una inteligencia que habita el universo</text:h>
      <text:p text:style-name="Horizontal_20_Line"/>
      <text:h text:style-name="Heading_20_3" text:outline-level="3"><text:span text:style-name="Strong_20_Emphasis">1. Introducción – La vida como misterio visible</text:span></text:h>
      <text:p text:style-name="Text_20_body"><text:span text:style-name="Strong_20_Emphasis">(Función:</text:span> abrir con una reflexión racional y emocional que despierte la atención)**</text:p>
      <text:list xml:id="list4270858316" text:style-name="L1">
        <text:list-item>
          <text:p text:style-name="P2">Presentación del laboratorio como una pausa en la narrativa para observar la vida con seriedad.</text:p>
        </text:list-item>
        <text:list-item>
          <text:p text:style-name="P2">El problema de definir qué es la vida.</text:p>
        </text:list-item>
        <text:list-item>
          <text:p text:style-name="P2">Afirmación inicial: <text:span text:style-name="T6">la vida es</text:span><text:span text:style-name="T7"> algo mas que </text:span><text:span text:style-name="T6">un conjunto de individuos</text:span>.</text:p>
        </text:list-item>
      </text:list>
      <text:p text:style-name="Horizontal_20_Line"/>
      <text:h text:style-name="Heading_20_3" text:outline-level="3"><text:span text:style-name="Strong_20_Emphasis">2. </text:span><text:span text:style-name="Strong_20_Emphasis"><text:span text:style-name="T14">La vida </text:span></text:span><text:span text:style-name="Strong_20_Emphasis"><text:span text:style-name="T15">tambien es una criatura viviente.</text:span></text:span></text:h>
      <text:p text:style-name="Text_20_body"><text:span text:style-name="Strong_20_Emphasis">(Objetivo: mostrar a la vida como un único individuo)</text:span></text:p>
      <text:list xml:id="list329292909" text:style-name="L2">
        <text:list-item>
          <text:p text:style-name="P4"><text:span text:style-name="T1">I</text:span>ndividuo<text:span text:style-name="T1">s: a simple vista la vida es eso, individuos. Con</text:span> diferentes formas, pertenecientes a diferentes especies<text:span text:style-name="T1">, </text:span>todos ellos independientes, libres.</text:p>
        </text:list-item>
        <text:list-item>
          <text:p text:style-name="P4"><text:span text:style-name="T1">Existe sin embargo </text:span><text:span text:style-name="T8">parentesco</text:span><text:span text:style-name="T1"> entre ellos: </text:span><text:span text:style-name="T12"><text:tab/></text:span></text:p>
          <text:list>
            <text:list-item>
              <text:p text:style-name="P4">La evolución como un árbol: todas las especies tienen un origen común.</text:p>
            </text:list-item>
            <text:list-item>
              <text:p text:style-name="P4">Individuos y especies como brotes y ramas de una misma entidad.</text:p>
            </text:list-item>
          </text:list>
        </text:list-item>
        <text:list-item>
          <text:p text:style-name="P5">Pero hay <text:span text:style-name="T6">algo mas</text:span>: algo oculto dentro de los individuos. algo invisible a nuestros ojos que los une. un Espiritu <text:span text:style-name="T6">que les da motivo, mission, sentido</text:span>. Y que transforma a toda la vida en una sola cosa.</text:p>
        </text:list-item>
        <text:list-item>
          <text:p text:style-name="P6">Arquitectura celular<text:span text:style-name="T13"> y fractalidad</text:span>: todos los organismos vivientes estan compuestos por celulas. El bloque de construccion de la vida. y del mismo modo en que los tejidos estan formados por celulas, los individuos forman un tejido mas complejo. la dimension puede confundirnos. el espacio que rodea a los individuos parece separarlos. veremos como esto es illusion.</text:p>
        </text:list-item>
        <text:list-item>
          <text:p text:style-name="P3">Una criatura gigantesca<text:span text:style-name="T1">: en el modelo que describiremos, los individuos se convierten en celulas, muy complejas, que forman una entidad mayor.</text:span><text:span text:style-name="T2"> </text:span>Una criatura gigantesca, pensante.<text:span text:style-name="T2"> </text:span>Una inteligencia.</text:p>
          <text:p text:style-name="P3"/>
        </text:list-item>
      </text:list>
      <text:p text:style-name="Horizontal_20_Line"/>
      <text:h text:style-name="Heading_20_3" text:outline-level="3"><text:soft-page-break/><text:span text:style-name="Strong_20_Emphasis">3. Un sistema de cálculo</text:span></text:h>
      <text:p text:style-name="Text_20_body"><text:span text:style-name="Strong_20_Emphasis">(Objetivo: describir a la vida como un sistema de cálculo)</text:span></text:p>
      <text:list xml:id="list507979242" text:style-name="L3">
        <text:list-item>
          <text:p text:style-name="P7">Introducción a la idea de “cálculo biológico”.</text:p>
        </text:list-item>
        <text:list-item>
          <text:p text:style-name="P7">La vida como proceso de transformación de información.</text:p>
        </text:list-item>
        <text:list-item>
          <text:p text:style-name="P7">No requiere conciencia individual: el cálculo ocurre sin que nadie lo sepa.</text:p>
        </text:list-item>
        <text:list-item>
          <text:p text:style-name="P7">Metáfora del universo como cerebro viviente en acción.</text:p>
        </text:list-item>
      </text:list>
      <text:p text:style-name="Horizontal_20_Line"/>
      <text:h text:style-name="Heading_20_3" text:outline-level="3"><text:span text:style-name="Strong_20_Emphasis">4. Los elementos del sistema</text:span></text:h>
      <text:p text:style-name="Text_20_body"><text:span text:style-name="Strong_20_Emphasis">(Objetivo: presentar los elementos básicos del sistema de cálculo)</text:span></text:p>
      <text:list xml:id="list142765309" text:style-name="L4">
        <text:list-item>
          <text:p text:style-name="P8">El <text:span text:style-name="Strong_20_Emphasis">ADN</text:span> como memoria del sistema.</text:p>
        </text:list-item>
        <text:list-item>
          <text:p text:style-name="P8">La <text:span text:style-name="Strong_20_Emphasis">reproducción</text:span> como mecanismo de procesamiento de datos (transformación del ADN).</text:p>
        </text:list-item>
        <text:list-item>
          <text:p text:style-name="P8">Los <text:span text:style-name="Strong_20_Emphasis">individuos</text:span> como bloques funcionales temporales del sistema.</text:p>
        </text:list-item>
        <text:list-item>
          <text:p text:style-name="P8">El <text:span text:style-name="Strong_20_Emphasis">ciclo de vida</text:span> como programa principal del sistema: nacer, desarrollarse, reproducirse, morir.</text:p>
        </text:list-item>
      </text:list>
      <text:p text:style-name="Quotations"><text:span text:style-name="Emphasis">Nota:</text:span> en esta sección no se entra en detalles técnicos (eso se reserva para los próximos capítulos), pero se introduce cada elemento como pieza funcional de un sistema más grande.</text:p>
      <text:p text:style-name="Horizontal_20_Line"/>
      <text:h text:style-name="Heading_20_3" text:outline-level="3"><text:span text:style-name="Strong_20_Emphasis">5. Una máquina que piensa</text:span></text:h>
      <text:p text:style-name="Text_20_body"><text:span text:style-name="Strong_20_Emphasis">(Objetivo: conectar el conjunto con la noción de inteligencia)</text:span></text:p>
      <text:list xml:id="list2551854617" text:style-name="L5">
        <text:list-item>
          <text:p text:style-name="P9">Cada generación transforma ligeramente el ADN.</text:p>
        </text:list-item>
        <text:list-item>
          <text:p text:style-name="P9">Con el paso de millones de generaciones, se resuelven problemas.</text:p>
        </text:list-item>
        <text:list-item>
          <text:p text:style-name="P9">El sistema busca soluciones sin planificarlo, pero con gran eficacia.</text:p>
        </text:list-item>
        <text:list-item>
          <text:p text:style-name="P9">Esto es pensamiento: procesamiento de información con un propósito adaptativo.</text:p>
        </text:list-item>
        <text:list-item>
          <text:p text:style-name="P9">La inteligencia real no está en el individuo, sino en el proceso.</text:p>
        </text:list-item>
      </text:list>
      <text:p text:style-name="Horizontal_20_Line"/>
      <text:h text:style-name="Heading_20_3" text:outline-level="3"><text:span text:style-name="Strong_20_Emphasis">6. El experimento que realizaremos</text:span></text:h>
      <text:p text:style-name="Text_20_body"><text:span text:style-name="Strong_20_Emphasis">(Objetivo: preparar al lector para lo que viene)</text:span></text:p>
      <text:list xml:id="list3900795549" text:style-name="L6">
        <text:list-item>
          <text:p text:style-name="P10">Anuncio: en los próximos capítulos realizaremos un experimento para demostrar estas ideas.</text:p>
        </text:list-item>
        <text:list-item>
          <text:p text:style-name="P10">El experimento mostrará cómo usar ADN y reproducción para resolver un problema lógico.</text:p>
        </text:list-item>
        <text:list-item>
          <text:p text:style-name="P10">Conclusión de esta sección:</text:p>
          <text:p text:style-name="P1"><text:soft-page-break/>“Si la vida puede resolver problemas, entonces la vida es una inteligencia real.”</text:p>
        </text:list-item>
      </text:list>
      <text:p text:style-name="Horizontal_20_Line"/>
      <text:h text:style-name="Heading_20_3" text:outline-level="3"><text:span text:style-name="Strong_20_Emphasis">7. Epílogo – ¿Una criatura divina?</text:span></text:h>
      <text:p text:style-name="Text_20_body"><text:span text:style-name="Strong_20_Emphasis">(Cierre filosófico/místico)</text:span></text:p>
      <text:list xml:id="list2119573180" text:style-name="L7">
        <text:list-item>
          <text:p text:style-name="P11">Si la vida es una sola criatura, si es inmortal, si piensa,<text:line-break/>entonces tiene rasgos que históricamente hemos atribuido a lo divino.</text:p>
        </text:list-item>
        <text:list-item>
          <text:p text:style-name="P11">No afirmamos que sea Dios,<text:line-break/>pero tal vez aquello que llamamos “Dios” no era otra cosa que la vida misma,<text:line-break/>vista desde el asombro de quienes aún no entendían cómo funcionaba.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8T19:18:07.729000000</meta:creation-date>
    <dc:date>2025-06-20T18:14:58.112000000</dc:date>
    <meta:editing-duration>PT1H29M16S</meta:editing-duration>
    <meta:editing-cycles>8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46" meta:word-count="589" meta:character-count="3604" meta:non-whitespace-character-count="3085"/>
  </office:meta>
</office:document-meta>
</file>